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494cm" style:rel-column-width="847*"/>
    </style:style>
    <style:style style:name="Table1.B" style:family="table-column">
      <style:table-column-properties style:column-width="3.3cm" style:rel-column-width="1871*"/>
    </style:style>
    <style:style style:name="Table1.C" style:family="table-column">
      <style:table-column-properties style:column-width="4.015cm" style:rel-column-width="2276*"/>
    </style:style>
    <style:style style:name="Table1.D" style:family="table-column">
      <style:table-column-properties style:column-width="4.888cm" style:rel-column-width="2771*"/>
    </style:style>
    <style:style style:name="Table1.E" style:family="table-column">
      <style:table-column-properties style:column-width="3.893cm" style:rel-column-width="22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officeooo:rsid="00175232" officeooo:paragraph-rsid="00175232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Calibri" fo:font-size="14pt" officeooo:rsid="0019c116" officeooo:paragraph-rsid="0019c116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Compensation</text:p>
          </table:table-cell>
          <table:table-cell table:style-name="Table1.A1" office:value-type="string">
            <text:p text:style-name="P1">Signature</text:p>
          </table:table-cell>
          <table:table-cell table:style-name="Table1.E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P1">S10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09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19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12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4pt" officeooo:rsid="0019c116" officeooo:paragraph-rsid="0019c116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RT &amp; Sto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2:36:36.483000000</meta:creation-date>
    <dc:date>2018-09-21T12:41:15.991000000</dc:date>
    <meta:editing-duration>PT4M39S</meta:editing-duration>
    <meta:editing-cycles>3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33" meta:word-count="35" meta:character-count="154" meta:non-whitespace-character-count="152"/>
  </office:meta>
</office:document-meta>
</file>